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297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1259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0407</text:p>
              <text:p>http://purl.org/linked-data/sdmx/2009/dimension#refArea=http://www.gemeentegeschiedenis.nl/amco/11130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1297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071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  <text:p>http://purl.org/linked-data/sdmx/2009/dimension#refArea=http://www.gemeentegeschiedenis.nl/amco/1141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1041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054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478</text:p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749</text:p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298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101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379</text:p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529</text:p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277</text:p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462</text:p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932</text:p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017</text:p>
              <text:p>http://purl.org/linked-data/sdmx/2009/dimension#refArea=http://www.gemeentegeschiedenis.nl/amco/11412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1279</text:p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1143</text:p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15</text:p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761</text:p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047</text:p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203</text:p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1386</text:p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1240</text:p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268</text:p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0329</text:p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